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b112a" officeooo:paragraph-rsid="000b112a"/>
    </style:style>
    <style:style style:name="P2" style:family="paragraph" style:parent-style-name="Standard">
      <style:text-properties officeooo:rsid="000c28e8" officeooo:paragraph-rsid="000c28e8"/>
    </style:style>
    <style:style style:name="P3" style:family="paragraph" style:parent-style-name="Standard">
      <style:text-properties officeooo:rsid="000c28e8" officeooo:paragraph-rsid="001c4e67"/>
    </style:style>
    <style:style style:name="P4" style:family="paragraph" style:parent-style-name="Standard">
      <style:text-properties fo:font-style="normal" officeooo:rsid="0011923d" officeooo:paragraph-rsid="00140f91" style:font-style-asian="normal" style:font-style-complex="normal"/>
    </style:style>
    <style:style style:name="P5" style:family="paragraph" style:parent-style-name="Standard">
      <style:text-properties fo:font-style="normal" officeooo:rsid="0011923d" officeooo:paragraph-rsid="001028e5" style:font-style-asian="normal" style:font-style-complex="normal"/>
    </style:style>
    <style:style style:name="P6" style:family="paragraph" style:parent-style-name="Standard">
      <style:text-properties fo:font-style="normal" officeooo:rsid="00140f91" officeooo:paragraph-rsid="00140f91" style:font-style-asian="normal" style:font-style-complex="normal"/>
    </style:style>
    <style:style style:name="P7" style:family="paragraph" style:parent-style-name="Standard">
      <style:text-properties fo:font-style="normal" officeooo:rsid="001c4e67" officeooo:paragraph-rsid="001c4e67" style:font-style-asian="normal" style:font-style-complex="normal"/>
    </style:style>
    <style:style style:name="P8" style:family="paragraph" style:parent-style-name="Standard">
      <style:text-properties fo:font-style="normal" officeooo:rsid="001da518" officeooo:paragraph-rsid="001da518" style:font-style-asian="normal" style:font-style-complex="normal"/>
    </style:style>
    <style:style style:name="P9" style:family="paragraph" style:parent-style-name="Standard">
      <style:text-properties fo:font-style="normal" officeooo:rsid="001da518" officeooo:paragraph-rsid="002054d1" style:font-style-asian="normal" style:font-style-complex="normal"/>
    </style:style>
    <style:style style:name="P10" style:family="paragraph" style:parent-style-name="Standard">
      <style:text-properties fo:font-style="normal" officeooo:rsid="00252384" officeooo:paragraph-rsid="00252384" style:font-style-asian="normal" style:font-style-complex="normal"/>
    </style:style>
    <style:style style:name="P11" style:family="paragraph" style:parent-style-name="Standard">
      <style:text-properties fo:font-style="normal" officeooo:rsid="00252384" officeooo:paragraph-rsid="0026e32d" style:font-style-asian="normal" style:font-style-complex="normal"/>
    </style:style>
    <style:style style:name="P12" style:family="paragraph" style:parent-style-name="Standard">
      <style:text-properties fo:font-style="normal" officeooo:rsid="0026e32d" officeooo:paragraph-rsid="0026e32d" style:font-style-asian="normal" style:font-style-complex="normal"/>
    </style:style>
    <style:style style:name="P13" style:family="paragraph" style:parent-style-name="Standard">
      <style:text-properties officeooo:rsid="001028e5" officeooo:paragraph-rsid="001c4e67"/>
    </style:style>
    <style:style style:name="P14" style:family="paragraph" style:parent-style-name="Standard">
      <style:text-properties officeooo:rsid="000cfbc0" officeooo:paragraph-rsid="001c4e67"/>
    </style:style>
    <style:style style:name="P15" style:family="paragraph" style:parent-style-name="Standard">
      <style:text-properties fo:font-style="normal" officeooo:rsid="0015c8f0" officeooo:paragraph-rsid="001c4e67" style:font-style-asian="normal" style:font-style-complex="normal"/>
    </style:style>
    <style:style style:name="P16" style:family="paragraph" style:parent-style-name="Standard">
      <style:text-properties fo:font-style="normal" officeooo:rsid="001e7e1e" officeooo:paragraph-rsid="002054d1" style:font-style-asian="normal" style:font-style-complex="normal"/>
    </style:style>
    <style:style style:name="P17" style:family="paragraph" style:parent-style-name="Standard">
      <style:text-properties fo:font-style="normal" officeooo:rsid="0026e32d" officeooo:paragraph-rsid="0026e32d" style:font-style-asian="normal" style:font-style-complex="normal"/>
    </style:style>
    <style:style style:name="T1" style:family="text">
      <style:text-properties officeooo:rsid="000cfbc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40f91" style:font-style-asian="normal" style:font-style-complex="normal"/>
    </style:style>
    <style:style style:name="T5" style:family="text">
      <style:text-properties fo:font-style="normal" officeooo:rsid="0015c8f0" style:font-style-asian="normal" style:font-style-complex="normal"/>
    </style:style>
    <style:style style:name="T6" style:family="text">
      <style:text-properties fo:font-style="normal" officeooo:rsid="0018650b" style:font-style-asian="normal" style:font-style-complex="normal"/>
    </style:style>
    <style:style style:name="T7" style:family="text">
      <style:text-properties fo:font-style="normal" officeooo:rsid="0018e44c" style:font-style-asian="normal" style:font-style-complex="normal"/>
    </style:style>
    <style:style style:name="T8" style:family="text">
      <style:text-properties fo:font-style="normal" officeooo:rsid="001c4e67" style:font-style-asian="normal" style:font-style-complex="normal"/>
    </style:style>
    <style:style style:name="T9" style:family="text">
      <style:text-properties officeooo:rsid="001e7e1e"/>
    </style:style>
    <style:style style:name="T10" style:family="text">
      <style:text-properties officeooo:rsid="002054d1"/>
    </style:style>
    <style:style style:name="T11" style:family="text">
      <style:text-properties officeooo:rsid="0023637b"/>
    </style:style>
    <style:style style:name="T12" style:family="text">
      <style:text-properties officeooo:rsid="00252384"/>
    </style:style>
    <style:style style:name="T13" style:family="text">
      <style:text-properties officeooo:rsid="0026e32d"/>
    </style:style>
    <style:style style:name="T14" style:family="text">
      <style:text-properties officeooo:rsid="0027464d"/>
    </style:style>
    <style:style style:name="T15" style:family="text">
      <style:text-properties officeooo:rsid="002c8b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eptomycesFinal</text:p>
      <text:p text:style-name="P1"/>
      <text:p text:style-name="P3">This model was specifically designed to mimic the hyphal growth modes seen in Streptomyces. In this form of growth, the organism does not form discrete cells as it grows, but instead ex<text:span text:style-name="T1">tends</text:span> to form a growing "tunnel". Cell wall synthesis occurs at the polarisome, an organelle found at the growing tip of the hypha, and <text:span text:style-name="T1">the tip extends forwards with the polarisome as the cell wall assembles behind it.</text:span></text:p>
      <text:p text:style-name="P3"/>
      <text:p text:style-name="P14">Tip extension is a polar behaviour – the polarisome is present at only one end of the hypha and so extension occurs only at this end. Furthermore, the polarisome grows over time and eventually splinters, leaving behind a second, much smaller polarisome within the body of the hypha. This polarisome remains stationary for some time as it accumulates material, before extending out of the hyphal wall to form a branch.</text:p>
      <text:p text:style-name="P2"/>
      <text:p text:style-name="P13">Experiences from the previous model were drawn upon in the creation of the hyphal growth model, but the model was constucted largely <text:span text:style-name="T2">de novo</text:span><text:span text:style-name="T3">. </text:span><text:span text:style-name="T4">The model </text:span><text:span text:style-name="T5">consists of two types of "turtles" – cells and tips. The model begins with a single tip, which reproduces by creating a daughter cell and pushing it forwards. After reproducing once, the tip then changes type, becoming a functionally inert "cell", while the daughter cell remains a tip until it then reproduces in kind. In this way, there is always a single "tip" at the end of the hypha.</text:span></text:p>
      <text:p text:style-name="P15"/>
      <text:p text:style-name="P13"><text:span text:style-name="T6">Tips track how long ago they last </text:span><text:span text:style-name="T7">created a branch,</text:span><text:span text:style-name="T6"> </text:span><text:span text:style-name="T7">and how long ago their own branch was formed. These values are parameterised so that the user can use three sliders to </text:span><text:span text:style-name="T8">easily </text:span><text:span text:style-name="T7">control how frequently a hypha branches, how long it takes that branch to begin growing and how long it takes the new branch to start forming its own branches.</text:span></text:p>
      <text:p text:style-name="P4"/>
      <text:p text:style-name="P7">Hyphae in this model also do not necessarily grow directly forwards: the angle at which each new "turtle" forms is normally distributed with a mean of zero and a standard deviation governed by a slider in the UI. Similarly, the angle at which branches form is also normally distributed and both the mean and standard deviation can be modified, although the branch always extends from the outside wall of a curved hypha.</text:p>
      <text:p text:style-name="P7"/>
      <text:p text:style-name="P9"><text:span text:style-name="T10">Rather than simulate nutrient use and diffusion directly in this model,c</text:span>ompetition for growth space and nutrients is represented by a limit on how many cells a growing tip can be surrounded by before it "dies". <text:span text:style-name="T9">The growing tip checks the number of other cells in a given radius each time it grows, and if the number is over the maximum number of neighbours, the tip becomes a regular, quiescent cell. The radius and number of cells can be altered by the user with a slider. </text:span></text:p>
      <text:p text:style-name="P9"/>
      <text:p text:style-name="P16">The radius of the inhibitory effect is potentially analogous to the rate at which nutrients can diffuse through the growth medium; the number of cells that can be supported in that radius is analogous to the abudance of nutrients. While the previously-seen nutrient diffusion system could be implemented in the future, the model would in that case have to implement and explore a complex system of nutrient distribution across hyphae, as unlike most bacterial colonies, the cells are not fully separated and cell contents can diffuse or be actively transported across the entire hypha.</text:p>
      <text:p text:style-name="P4"/>
      <text:p text:style-name="P8">The model was developed in NetLogo 3<text:span text:style-name="T12">D</text:span> <text:span text:style-name="T11">to allow for vertical growth, as Streptomyces has two modes of verticality, vegetative, or "regular" hyphae may grow downwards raher than being confined solely to the horizontal plane, so long as the growth surface is penetrable by the hyphae. Aerial hyhae, meanwhile, grow upwards out of the vegetative hyphae and form spiral structures in the space above the colony. Aerial hyphal formation is part of the mycelial reprodutive cycle, as they then divide into chains of spores that detach from the hyphae to seed new colonies.</text:span></text:p>
      <text:p text:style-name="P8"/>
      <text:p text:style-name="P11"><text:soft-page-break/>The full 3D capabilities of the vegetative hyphae have yet to be implemented in the model – vegetative hyphae grow <text:span text:style-name="T13">almost</text:span> exclusively in two dimensions, although overlapping hyphae do push one another vertically rather than physically growing through one another. <text:span text:style-name="T13">Downwards growth is currently limited to branches travelling diagonally in a straight line, though a more accurate interpretation could be implemented if guided by referential Streptomyces images obtained in the laboratory.</text:span></text:p>
      <text:p text:style-name="P11"/>
      <text:p text:style-name="P12">Aerial hyphae are spawned at random along the growing tip of the hypha. Once present in the model, an aerial hypha grows steadily upwards <text:span text:style-name="T14">in spiral, the angle of which can be set by the user. However, this s not particularly true to real aerial hyphae – while they do form spiral structures, they necessarily grow by cannibalising the vegetative hyphae beneath them, and do not emerge directly from he growing tip, unlike other branches. In the model, they also do not currently form spores.</text:span></text:p>
      <text:p text:style-name="P12"/>
      <text:p text:style-name="P12">Both these issues highlight the singular importance of having experimental data <text:span text:style-name="T15">i</text:span>n which to ground any model that is intended to be useful in academic research. <text:span text:style-name="T15">Further work on this project would necessitate finding images from the laboratory.</text:span></text:p>
      <text:p text:style-name="P10"/>
      <text:p text:style-name="P10"/>
      <text:p text:style-name="P4"/>
      <text:p text:style-name="P4"/>
      <text:p text:style-name="P4"/>
      <text:p text:style-name="P4">The model was also initially developed in NetLogo3D, and current versions exist in both 2D and 3D.</text:p>
      <text:p text:style-name="P5"/>
      <text:p text:style-name="P6">The 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2M36S</meta:editing-duration>
    <meta:editing-cycles>13</meta:editing-cycles>
    <meta:generator>LibreOffice/5.2.0.4$Windows_x86 LibreOffice_project/066b007f5ebcc236395c7d282ba488bca6720265</meta:generator>
    <dc:date>2018-07-04T13:23:19.656000000</dc:date>
    <meta:document-statistic meta:table-count="0" meta:image-count="0" meta:object-count="0" meta:page-count="2" meta:paragraph-count="14" meta:word-count="850" meta:character-count="5081" meta:non-whitespace-character-count="4240"/>
    <meta:user-defined meta:name="Info 1"/>
    <meta:user-defined meta:name="Info 2"/>
    <meta:user-defined meta:name="Info 3"/>
    <meta:user-defined meta:name="Info 4"/>
  </office:meta>
</office:document-meta>
</file>